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13cm"/>
    </style:style>
    <style:style style:name="co4" style:family="table-column">
      <style:table-column-properties fo:break-before="auto" style:column-width="2.454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5.263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3.247cm"/>
    </style:style>
    <style:style style:name="co9" style:family="table-column">
      <style:table-column-properties fo:break-before="auto" style:column-width="1.558cm"/>
    </style:style>
    <style:style style:name="co10" style:family="table-column">
      <style:table-column-properties fo:break-before="auto" style:column-width="0.73cm"/>
    </style:style>
    <style:style style:name="ro3" style:family="table-row">
      <style:table-row-properties style:row-height="0.415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4" style:family="table-row">
      <style:table-row-properties style:row-height="0.928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68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0.882cm" fo:break-before="auto" style:use-optimal-row-height="true"/>
    </style:style>
    <style:style style:name="ro9" style:family="table-row">
      <style:table-row-properties style:row-height="1.625cm" fo:break-before="auto" style:use-optimal-row-height="tru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 fo:wrap-option="wrap" fo:padding="0.085cm" style:vertical-align="middle"/>
      <style:paragraph-properties fo:text-align="start" fo:margin-left="0cm"/>
      <style:text-properties style:font-name="Times New Roman" fo:font-size="10pt" style:font-size-asian="10pt" style:font-size-complex="10pt"/>
    </style:style>
    <style:style style:name="ce2" style:family="table-cell" style:parent-style-name="Default" style:data-style-name="N100">
      <style:table-cell-properties fo:wrap-option="wrap" fo:padding="0.085cm" style:vertical-align="middle"/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00">
      <style:table-cell-properties fo:wrap-option="wrap" fo:padding="0.085cm" style:vertical-align="middl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padding="0.085cm" style:vertical-align="middl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padding="0.085cm"/>
    </style:style>
    <style:style style:name="ce7" style:family="table-cell" style:parent-style-name="Default" style:data-style-name="N100">
      <style:table-cell-properties style:text-align-source="fix" style:repeat-content="false" fo:wrap-option="wrap" fo:padding="0.085cm" style:vertical-align="middle"/>
      <style:paragraph-properties fo:text-align="start" fo:margin-left="0cm"/>
      <style:text-properties style:font-name="Times New Roman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2" table:number-columns-repeated="1015" table:default-cell-style-name="ce2"/>
        <table:table-row table:style-name="ro2">
          <table:table-cell table:style-name="ce1" office:value-type="string">
            <text:p>Designator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Distrelec</text:p>
          </table:table-cell>
          <table:table-cell table:style-name="ce1" office:value-type="string">
            <text:p>Qty</text:p>
          </table:table-cell>
          <table:table-cell table:style-name="ce7" table:number-columns-repeated="1015"/>
        </table:table-row>
        <table:table-row table:style-name="ro4">
          <table:table-cell office:value-type="string">
            <text:p>C1, C7..C18, C23..C25, C29, C32, C33</text:p>
          </table:table-cell>
          <table:table-cell office:value-type="string">
            <text:p>100nF</text:p>
          </table:table-cell>
          <table:table-cell office:value-type="string">
            <text:p>0603</text:p>
          </table:table-cell>
          <table:table-cell office:value-type="string">
            <text:p>Capacitor</text:p>
          </table:table-cell>
          <table:table-cell office:value-type="string">
            <text:p>X7R / 50VDC</text:p>
          </table:table-cell>
          <table:table-cell table:number-columns-repeated="2"/>
          <table:table-cell office:value-type="string">
            <text:p>823499</text:p>
          </table:table-cell>
          <table:table-cell office:value-type="string">
            <text:p>19</text:p>
          </table:table-cell>
          <table:table-cell table:number-columns-repeated="1015"/>
        </table:table-row>
        <table:table-row table:style-name="ro5">
          <table:table-cell office:value-type="string">
            <text:p>C19, C20</text:p>
          </table:table-cell>
          <table:table-cell office:value-type="string">
            <text:p>22uF</text:p>
          </table:table-cell>
          <table:table-cell office:value-type="string">
            <text:p>0805</text:p>
          </table:table-cell>
          <table:table-cell office:value-type="string">
            <text:p>Capacitor</text:p>
          </table:table-cell>
          <table:table-cell office:value-type="string">
            <text:p>X5R / 10VDC</text:p>
          </table:table-cell>
          <table:table-cell office:value-type="string">
            <text:p>587-1958-1-ND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C2</text:p>
          </table:table-cell>
          <table:table-cell table:style-name="ce3" office:value-type="string">
            <text:p>330uF</text:p>
          </table:table-cell>
          <table:table-cell table:style-name="ce3" office:value-type="string">
            <text:p>E3.5-8</text:p>
          </table:table-cell>
          <table:table-cell table:style-name="ce3" office:value-type="string">
            <text:p>Polarized Capacitor</text:p>
          </table:table-cell>
          <table:table-cell table:style-name="ce3" office:value-type="string">
            <text:p>25VDC</text:p>
          </table:table-cell>
          <table:table-cell table:number-columns-repeated="2"/>
          <table:table-cell office:value-type="string">
            <text:p>80258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C21</text:p>
          </table:table-cell>
          <table:table-cell office:value-type="string">
            <text:p>33uF</text:p>
          </table:table-cell>
          <table:table-cell table:style-name="ce3" office:value-type="string">
            <text:p>3528/B</text:p>
          </table:table-cell>
          <table:table-cell office:value-type="string">
            <text:p>Polarized Capacitor</text:p>
          </table:table-cell>
          <table:table-cell office:value-type="string">
            <text:p>SMB / 10VDC</text:p>
          </table:table-cell>
          <table:table-cell table:number-columns-repeated="2"/>
          <table:table-cell office:value-type="string">
            <text:p>812127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C22</text:p>
          </table:table-cell>
          <table:table-cell table:style-name="ce3" office:value-type="string">
            <text:p>100uF</text:p>
          </table:table-cell>
          <table:table-cell table:style-name="ce3" office:value-type="string">
            <text:p>E2-5</text:p>
          </table:table-cell>
          <table:table-cell office:value-type="string">
            <text:p>Polarized Capacitor</text:p>
          </table:table-cell>
          <table:table-cell office:value-type="string">
            <text:p>10VDC</text:p>
          </table:table-cell>
          <table:table-cell table:number-columns-repeated="2"/>
          <table:table-cell office:value-type="string">
            <text:p>80046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C3..C6, C26..C28, C31</text:p>
          </table:table-cell>
          <table:table-cell office:value-type="string">
            <text:p>220nF</text:p>
          </table:table-cell>
          <table:table-cell office:value-type="string">
            <text:p>0603</text:p>
          </table:table-cell>
          <table:table-cell office:value-type="string">
            <text:p>Capacitor</text:p>
          </table:table-cell>
          <table:table-cell office:value-type="string">
            <text:p>Y5V / 50VDC</text:p>
          </table:table-cell>
          <table:table-cell table:number-columns-repeated="2"/>
          <table:table-cell office:value-type="string">
            <text:p>823502</text:p>
          </table:table-cell>
          <table:table-cell office:value-type="string">
            <text:p>8</text:p>
          </table:table-cell>
          <table:table-cell table:number-columns-repeated="1015"/>
        </table:table-row>
        <table:table-row table:style-name="ro6">
          <table:table-cell office:value-type="string">
            <text:p>C30, C34</text:p>
          </table:table-cell>
          <table:table-cell office:value-type="string">
            <text:p>4.7uF</text:p>
          </table:table-cell>
          <table:table-cell office:value-type="string">
            <text:p>0603</text:p>
          </table:table-cell>
          <table:table-cell office:value-type="string">
            <text:p>Capacitor</text:p>
          </table:table-cell>
          <table:table-cell office:value-type="string">
            <text:p>X5R / 25VDC</text:p>
          </table:table-cell>
          <table:table-cell table:number-columns-repeated="3"/>
          <table:table-cell office:value-type="string">
            <text:p>2</text:p>
          </table:table-cell>
          <table:table-cell table:number-columns-repeated="1015"/>
        </table:table-row>
        <table:table-row table:style-name="ro7">
          <table:table-cell office:value-type="string">
            <text:p>D1</text:p>
          </table:table-cell>
          <table:table-cell office:value-type="string">
            <text:p>C3V6</text:p>
          </table:table-cell>
          <table:table-cell office:value-type="string">
            <text:p>SOT23</text:p>
          </table:table-cell>
          <table:table-cell office:value-type="string">
            <text:p>Zener-Diode</text:p>
          </table:table-cell>
          <table:table-cell office:value-type="string">
            <text:p>Zener-voltage: 3.6V</text:p>
          </table:table-cell>
          <table:table-cell table:style-name="ce5" office:value-type="string">
            <text:p>BZX84C3V6-FDICT-ND</text:p>
          </table:table-cell>
          <table:table-cell/>
          <table:table-cell office:value-type="string">
            <text:p>60073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D2</text:p>
          </table:table-cell>
          <table:table-cell office:value-type="string">
            <text:p>S2G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Rectifier diode 1.5A/400V</text:p>
          </table:table-cell>
          <table:table-cell table:number-columns-repeated="2"/>
          <table:table-cell office:value-type="string">
            <text:p>601629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8">
          <table:table-cell office:value-type="string">
            <text:p>D4</text:p>
          </table:table-cell>
          <table:table-cell office:value-type="string">
            <text:p>1N4004</text:p>
          </table:table-cell>
          <table:table-cell office:value-type="string">
            <text:p>MELF-MLL41</text:p>
          </table:table-cell>
          <table:table-cell office:value-type="string">
            <text:p>Diode</text:p>
          </table:table-cell>
          <table:table-cell office:value-type="string">
            <text:p>DO-213AB = MELF, 1A/400V</text:p>
          </table:table-cell>
          <table:table-cell table:number-columns-repeated="2"/>
          <table:table-cell office:value-type="string">
            <text:p>601708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F1</text:p>
          </table:table-cell>
          <table:table-cell/>
          <table:table-cell office:value-type="string">
            <text:p>1206</text:p>
          </table:table-cell>
          <table:table-cell office:value-type="string">
            <text:p>Fuse</text:p>
          </table:table-cell>
          <table:table-cell office:value-type="string">
            <text:p>Super fast, FF, 1A</text:p>
          </table:table-cell>
          <table:table-cell table:number-columns-repeated="2"/>
          <table:table-cell office:value-type="string">
            <text:p>281121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H0, H1</text:p>
          </table:table-cell>
          <table:table-cell office:value-type="string">
            <text:p>red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office:value-type="string">
            <text:p>Uf = 2.1V, If = 20mA</text:p>
          </table:table-cell>
          <table:table-cell table:number-columns-repeated="2"/>
          <table:table-cell office:value-type="string">
            <text:p>630699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H2, H3</text:p>
          </table:table-cell>
          <table:table-cell office:value-type="string">
            <text:p>green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office:value-type="string">
            <text:p>Uf = 2.1V, If = 20mA</text:p>
          </table:table-cell>
          <table:table-cell table:number-columns-repeated="2"/>
          <table:table-cell office:value-type="string">
            <text:p>630319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H4, H5</text:p>
          </table:table-cell>
          <table:table-cell office:value-type="string">
            <text:p>yellow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office:value-type="string">
            <text:p>Uf = 2.1V, If = 20mA</text:p>
          </table:table-cell>
          <table:table-cell table:number-columns-repeated="2"/>
          <table:table-cell office:value-type="string">
            <text:p>630698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8">
          <table:table-cell office:value-type="string">
            <text:p>IC1</text:p>
          </table:table-cell>
          <table:table-cell office:value-type="string">
            <text:p>ADUM1250</text:p>
          </table:table-cell>
          <table:table-cell office:value-type="string">
            <text:p>SO8</text:p>
          </table:table-cell>
          <table:table-cell office:value-type="string">
            <text:p>ADUM1250 - Hot Swappable, Dual I2C Isolators</text:p>
          </table:table-cell>
          <table:table-cell office:value-type="string">
            <text:p>Supply-voltage: 3V..5.5V</text:p>
          </table:table-cell>
          <table:table-cell table:style-name="ce5" office:value-type="string">
            <text:p>ADUM1250ARZ-ND</text:p>
          </table:table-cell>
          <table:table-cell table:style-name="ce6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IC2</text:p>
          </table:table-cell>
          <table:table-cell office:value-type="string">
            <text:p>SN65HVD230</text:p>
          </table:table-cell>
          <table:table-cell office:value-type="string">
            <text:p>SO8</text:p>
          </table:table-cell>
          <table:table-cell office:value-type="string">
            <text:p>3.3V CAN Transceiver</text:p>
          </table:table-cell>
          <table:table-cell/>
          <table:table-cell table:style-name="ce5" office:value-type="string">
            <text:p>296-13123-5-ND</text:p>
          </table:table-cell>
          <table:table-cell table:style-name="ce6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8">
          <table:table-cell office:value-type="string">
            <text:p>IC3, IC4</text:p>
          </table:table-cell>
          <table:table-cell office:value-type="string">
            <text:p>AD8544ARU</text:p>
          </table:table-cell>
          <table:table-cell office:value-type="string">
            <text:p>TSSOP14</text:p>
          </table:table-cell>
          <table:table-cell office:value-type="string">
            <text:p>AD8544 - General Purpose CMOS Quad Rail- to-Rail Amplifier</text:p>
          </table:table-cell>
          <table:table-cell/>
          <table:table-cell table:style-name="ce5" office:value-type="string">
            <text:p>AD8544ARUZ-ND</text:p>
          </table:table-cell>
          <table:table-cell office:value-type="string">
            <text:p>1333257</text:p>
          </table:table-cell>
          <table:table-cell/>
          <table:table-cell office:value-type="string">
            <text:p>2</text:p>
          </table:table-cell>
          <table:table-cell table:number-columns-repeated="1015"/>
        </table:table-row>
        <table:table-row table:style-name="ro9">
          <table:table-cell office:value-type="string">
            <text:p>IC5</text:p>
          </table:table-cell>
          <table:table-cell office:value-type="string">
            <text:p>STM32F103RE</text:p>
          </table:table-cell>
          <table:table-cell office:value-type="string">
            <text:p>LQFP64</text:p>
          </table:table-cell>
          <table:table-cell office:value-type="string">
            <text:p>High density STM32 – 512kB Flash, USB, CAN, 11 Timers, 3 ADCs, 13 communication interfaces</text:p>
          </table:table-cell>
          <table:table-cell/>
          <table:table-cell table:style-name="ce5" office:value-type="string">
            <text:p>497-9033-ND (256kB) / 497-6444-ND (512kB)</text:p>
          </table:table-cell>
          <table:table-cell table:style-name="ce6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L102</text:p>
          </table:table-cell>
          <table:table-cell office:value-type="string">
            <text:p>100uH</text:p>
          </table:table-cell>
          <table:table-cell office:value-type="string">
            <text:p>1210</text:p>
          </table:table-cell>
          <table:table-cell office:value-type="string">
            <text:p>Inductor</text:p>
          </table:table-cell>
          <table:table-cell office:value-type="string">
            <text:p>100mA/3.5Ohm</text:p>
          </table:table-cell>
          <table:table-cell office:value-type="string">
            <text:p>490-4065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L2</text:p>
          </table:table-cell>
          <table:table-cell office:value-type="string">
            <text:p>100uH</text:p>
          </table:table-cell>
          <table:table-cell office:value-type="string">
            <text:p>0805</text:p>
          </table:table-cell>
          <table:table-cell office:value-type="string">
            <text:p>Inductor</text:p>
          </table:table-cell>
          <table:table-cell office:value-type="string">
            <text:p>30mA/3Ohm</text:p>
          </table:table-cell>
          <table:table-cell office:value-type="string">
            <text:p>445-3617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8">
          <table:table-cell office:value-type="string">
            <text:p>Q1</text:p>
          </table:table-cell>
          <table:table-cell office:value-type="string">
            <text:p>8MHz</text:p>
          </table:table-cell>
          <table:table-cell office:value-type="string">
            <text:p>ASE_OSCILLATOR</text:p>
          </table:table-cell>
          <table:table-cell office:value-type="string">
            <text:p>Abracon ASE 3.3V CMOS Crystal Clock Oscillator</text:p>
          </table:table-cell>
          <table:table-cell office:value-type="string">
            <text:p>+/- 50ppm</text:p>
          </table:table-cell>
          <table:table-cell table:style-name="ce5" office:value-type="string">
            <text:p>535-9558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R1, R3, R6, R9</text:p>
          </table:table-cell>
          <table:table-cell office:value-type="string">
            <text:p>22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2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5">
          <table:table-cell office:value-type="string">
            <text:p>R10, R14, R18, R25</text:p>
          </table:table-cell>
          <table:table-cell office:value-type="string">
            <text:p>43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27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5">
          <table:table-cell office:value-type="string">
            <text:p>R12, R13, R22, R34</text:p>
          </table:table-cell>
          <table:table-cell office:value-type="string">
            <text:p>15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16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R2, R4, R5, R7, R15, R16, R19</text:p>
          </table:table-cell>
          <table:table-cell table:style-name="ce4" office:value-type="string">
            <text:p>100Ω</text:p>
          </table:table-cell>
          <table:table-cell table:style-name="ce4"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564</text:p>
          </table:table-cell>
          <table:table-cell office:value-type="string">
            <text:p>9</text:p>
          </table:table-cell>
          <table:table-cell table:number-columns-repeated="1015"/>
        </table:table-row>
        <table:table-row table:style-name="ro5">
          <table:table-cell office:value-type="string">
            <text:p>R20, R36</text:p>
          </table:table-cell>
          <table:table-cell office:value-type="string">
            <text:p>10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12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0">
          <table:table-cell office:value-type="string">
            <text:p>R21, R26..R28, R31, R35, R39</text:p>
          </table:table-cell>
          <table:table-cell office:value-type="string">
            <text:p>120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566</text:p>
          </table:table-cell>
          <table:table-cell office:value-type="string">
            <text:p>7</text:p>
          </table:table-cell>
          <table:table-cell table:number-columns-repeated="1015"/>
        </table:table-row>
        <table:table-row table:style-name="ro5">
          <table:table-cell office:value-type="string">
            <text:p>R23, R32</text:p>
          </table:table-cell>
          <table:table-cell office:value-type="string">
            <text:p>3.3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0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8">
          <table:table-cell office:value-type="string">
            <text:p>R8, R11, R17, R30, R37, R38</text:p>
          </table:table-cell>
          <table:table-cell office:value-type="string">
            <text:p>4.7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04</text:p>
          </table:table-cell>
          <table:table-cell office:value-type="string">
            <text:p>6</text:p>
          </table:table-cell>
          <table:table-cell table:number-columns-repeated="1015"/>
        </table:table-row>
        <table:table-row table:style-name="ro8">
          <table:table-cell office:value-type="string">
            <text:p>S1</text:p>
          </table:table-cell>
          <table:table-cell/>
          <table:table-cell office:value-type="string">
            <text:p>COPAL_CVS-01B</text:p>
          </table:table-cell>
          <table:table-cell office:value-type="string">
            <text:p>Copal CVS series – single dip switch</text:p>
          </table:table-cell>
          <table:table-cell office:value-type="string">
            <text:p>100mA at 6VDC</text:p>
          </table:table-cell>
          <table:table-cell office:value-type="string">
            <text:p>563-1192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SV1</text:p>
          </table:table-cell>
          <table:table-cell office:value-type="string">
            <text:p>Extension</text:p>
          </table:table-cell>
          <table:table-cell office:value-type="string">
            <text:p>ML10L</text:p>
          </table:table-cell>
          <table:table-cell office:value-type="string">
            <text:p>Shrouded pin header 2x5, 90°</text:p>
          </table:table-cell>
          <table:table-cell/>
          <table:table-cell table:style-name="ce5" office:value-type="string">
            <text:p>MHE10E-ND</text:p>
          </table:table-cell>
          <table:table-cell/>
          <table:table-cell office:value-type="string">
            <text:p>12142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SV2</text:p>
          </table:table-cell>
          <table:table-cell/>
          <table:table-cell office:value-type="string">
            <text:p>MA02-1</text:p>
          </table:table-cell>
          <table:table-cell office:value-type="string">
            <text:p>Pin header 2 leads</text:p>
          </table:table-cell>
          <table:table-cell table:number-columns-repeated="3"/>
          <table:table-cell office:value-type="string">
            <text:p>12283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1">
          <table:table-cell office:value-type="string">
            <text:p>SV3</text:p>
          </table:table-cell>
          <table:table-cell office:value-type="string">
            <text:p>JTAG</text:p>
          </table:table-cell>
          <table:table-cell office:value-type="string">
            <text:p>ML10</text:p>
          </table:table-cell>
          <table:table-cell office:value-type="string">
            <text:p>SMD pin header 2x5</text:p>
          </table:table-cell>
          <table:table-cell office:value-type="string">
            <text:p>FTSH-105-01-L-DV-K-P mates with FFSD-05-S-06.00-01-N</text:p>
          </table:table-cell>
          <table:table-cell office:value-type="string">
            <text:p>S9012E-05-ND / FTSH-105-01-L-DV-K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T1</text:p>
          </table:table-cell>
          <table:table-cell office:value-type="string">
            <text:p>BC817</text:p>
          </table:table-cell>
          <table:table-cell office:value-type="string">
            <text:p>SOT23-BEC</text:p>
          </table:table-cell>
          <table:table-cell office:value-type="string">
            <text:p>NPN Transistor – small signal</text:p>
          </table:table-cell>
          <table:table-cell/>
          <table:table-cell table:style-name="ce5" office:value-type="string">
            <text:p>BC817-25-TPMSCT-ND</text:p>
          </table:table-cell>
          <table:table-cell/>
          <table:table-cell office:value-type="string">
            <text:p>61037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8">
          <table:table-cell office:value-type="string">
            <text:p>U1, U3, U4</text:p>
          </table:table-cell>
          <table:table-cell office:value-type="string">
            <text:p>MLX90609</text:p>
          </table:table-cell>
          <table:table-cell office:value-type="string">
            <text:p>MLX90609-BREAKOUT</text:p>
          </table:table-cell>
          <table:table-cell office:value-type="string">
            <text:p>MLX Gyro</text:p>
          </table:table-cell>
          <table:table-cell office:value-type="string">
            <text:p><text:a xlink:href="http://www.sparkfun.com/commerce/product_info.php?products_id=8372">sparkfun</text:a></text:p>
          </table:table-cell>
          <table:table-cell table:number-columns-repeated="3"/>
          <table:table-cell office:value-type="string">
            <text:p>3</text:p>
          </table:table-cell>
          <table:table-cell table:number-columns-repeated="1015"/>
        </table:table-row>
        <table:table-row table:style-name="ro8">
          <table:table-cell office:value-type="string">
            <text:p>U5</text:p>
          </table:table-cell>
          <table:table-cell office:value-type="string">
            <text:p>MXR9500</text:p>
          </table:table-cell>
          <table:table-cell office:value-type="string">
            <text:p>MXR9500-LCC16</text:p>
          </table:table-cell>
          <table:table-cell office:value-type="string">
            <text:p>Memsic MXR9500 Tri Axis Accelerometer</text:p>
          </table:table-cell>
          <table:table-cell table:number-columns-repeated="2"/>
          <table:table-cell office:value-type="string">
            <text:p>1365612</text:p>
          </table:table-cell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U6</text:p>
          </table:table-cell>
          <table:table-cell office:value-type="string">
            <text:p>LM3940IMP</text:p>
          </table:table-cell>
          <table:table-cell office:value-type="string">
            <text:p>SOT223</text:p>
          </table:table-cell>
          <table:table-cell office:value-type="string">
            <text:p>National Linear Regulator</text:p>
          </table:table-cell>
          <table:table-cell/>
          <table:table-cell table:style-name="ce5" office:value-type="string">
            <text:p>LM3940IMP-3.3CT-ND</text:p>
          </table:table-cell>
          <table:table-cell/>
          <table:table-cell office:value-type="string">
            <text:p>648486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U7</text:p>
          </table:table-cell>
          <table:table-cell office:value-type="string">
            <text:p>R-785.0-0.5</text:p>
          </table:table-cell>
          <table:table-cell office:value-type="string">
            <text:p>R-78XX</text:p>
          </table:table-cell>
          <table:table-cell office:value-type="string">
            <text:p>Recom R78xx Switching Regulator</text:p>
          </table:table-cell>
          <table:table-cell/>
          <table:table-cell table:style-name="ce5" office:value-type="string">
            <text:p>945-1037-ND</text:p>
          </table:table-cell>
          <table:table-cell/>
          <table:table-cell office:value-type="string">
            <text:p>363569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8">
          <table:table-cell office:value-type="string">
            <text:p>U8</text:p>
          </table:table-cell>
          <table:table-cell office:value-type="string">
            <text:p>HMC5843</text:p>
          </table:table-cell>
          <table:table-cell office:value-type="string">
            <text:p>LPCC20-HMC5843</text:p>
          </table:table-cell>
          <table:table-cell office:value-type="string">
            <text:p>Honeywell 3-Axis Digital Magnetometer</text:p>
          </table:table-cell>
          <table:table-cell/>
          <table:table-cell table:style-name="ce5" office:value-type="string">
            <text:p>342-107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U9</text:p>
          </table:table-cell>
          <table:table-cell office:value-type="string">
            <text:p>BMP085</text:p>
          </table:table-cell>
          <table:table-cell office:value-type="string">
            <text:p>LCC8</text:p>
          </table:table-cell>
          <table:table-cell office:value-type="string">
            <text:p>Digital Pressure Sensor</text:p>
          </table:table-cell>
          <table:table-cell/>
          <table:table-cell table:style-name="ce5" office:value-type="string">
            <text:p>828-1005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X1, X5, X6</text:p>
          </table:table-cell>
          <table:table-cell/>
          <table:table-cell office:value-type="string">
            <text:p>PB-53261-04</text:p>
          </table:table-cell>
          <table:table-cell office:value-type="string">
            <text:p>SMD molex connector 4 pol</text:p>
          </table:table-cell>
          <table:table-cell/>
          <table:table-cell office:value-type="string">
            <text:p>WM7622CT-ND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1015"/>
        </table:table-row>
        <table:table-row table:style-name="ro5">
          <table:table-cell office:value-type="string">
            <text:p>X2, X3, X9</text:p>
          </table:table-cell>
          <table:table-cell/>
          <table:table-cell office:value-type="string">
            <text:p>PB-53261-03</text:p>
          </table:table-cell>
          <table:table-cell office:value-type="string">
            <text:p>SMD molex connector 3 pol</text:p>
          </table:table-cell>
          <table:table-cell/>
          <table:table-cell office:value-type="string">
            <text:p>WM7621CT-ND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1015"/>
        </table:table-row>
        <table:table-row table:style-name="ro5" table:number-rows-repeated="6549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I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593cm" fo:margin-bottom="0.822cm" fo:margin-left="1.505cm" fo:margin-right="1.372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26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1">11.09.2010</text:date>, <text:time>21:0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</meta:initial-creator>
    <meta:creation-date>2010-04-26T22:43:10</meta:creation-date>
    <dc:date>2010-09-11T21:00:05</dc:date>
    <dc:creator>Jonas </dc:creator>
    <meta:editing-duration>PT04H42M36S</meta:editing-duration>
    <meta:editing-cycles>56</meta:editing-cycles>
    <meta:generator>OpenOffice.org/3.2$Unix OpenOffice.org_project/320m18$Build-9502</meta:generator>
    <meta:document-statistic meta:table-count="3" meta:cell-count="289" meta:object-count="0"/>
    <meta:user-defined meta:name=""/>
  </office:meta>
</office:document-meta>
</file>